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D0000005426E48FD5B6797B7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977cm, 51.38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49cm" svg:height="4.297cm" svg:x="6.5cm" svg:y="7cm">
          <draw:image xlink:href="Pictures/1000020100000CD0000005426E48FD5B6797B7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27T12:44:22.415984753</dc:date>
    <meta:editing-duration>PT1M2S</meta:editing-duration>
    <meta:editing-cycles>1</meta:editing-cycles>
    <meta:document-statistic meta:object-count="1"/>
    <meta:generator>LibreOffice/7.1.6.2$Linux_X86_64 LibreOffice_project/10$Build-2</meta:generator>
  </office:meta>
</office:document-meta>
</file>